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panel/testDoc.txt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58E331076C3FB0081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fae" officeooo:paragraph-rsid="00007fae"/>
    </style:style>
    <style:style style:name="P2" style:family="paragraph" style:parent-style-name="Table_20_Contents">
      <style:text-properties officeooo:rsid="00007fae" officeooo:paragraph-rsid="00007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Header</text:h>
      <text:p text:style-name="P1">Simple Tex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ble</text:p>
          </table:table-cell>
          <table:table-cell table:style-name="Table1.B1" office:value-type="string">
            <text:p text:style-name="P2">Table</text:p>
          </table:table-cell>
        </table:table-row>
        <table:table-row>
          <table:table-cell table:style-name="Table1.A2" office:value-type="string">
            <text:p text:style-name="P2">Table</text:p>
          </table:table-cell>
          <table:table-cell table:style-name="Table1.B2" office:value-type="string">
            <text:p text:style-name="P2">Table</text:p>
          </table:table-cell>
        </table:table-row>
      </table:table>
      <text:p text:style-name="P1"><draw:frame draw:style-name="fr2" draw:name="Object1" text:anchor-type="paragraph" svg:x="1.3654in" svg:y="3.0091in" svg:width="4.2366in" svg:height="2.383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.5189in" svg:y="0.1945in" svg:width="3.6382in" svg:height="2.4256in" draw:z-index="0"><draw:image xlink:href="Pictures/100000000000038400000258E331076C3FB0081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0T15:44:17.931000000</meta:creation-date>
    <meta:generator>LibreOffice/6.3.0.4$Windows_X86_64 LibreOffice_project/057fc023c990d676a43019934386b85b21a9ee99</meta:generator>
    <meta:editing-duration>P0D</meta:editing-duration>
    <meta:editing-cycles>1</meta:editing-cycles>
    <meta:document-statistic meta:table-count="1" meta:image-count="1" meta:object-count="1" meta:page-count="1" meta:paragraph-count="6" meta:word-count="8" meta:character-count="42" meta:non-whitespace-character-count="4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1cm" svg:height="6.055cm" xlink:href="." xlink:type="simple" chart:class="chart:bar" chart:style-name="ch1">
        <chart:legend chart:legend-position="end" svg:x="8.507cm" svg:y="2.242cm" style:legend-expansion="high" chart:style-name="ch2"/>
        <chart:plot-area chart:style-name="ch3" chart:data-source-has-labels="both" svg:x="0.215cm" svg:y="0.121cm" svg:width="8.077cm" svg:height="5.813cm">
          <chartooo:coordinate-region svg:x="0.854cm" svg:y="0.316cm" svg:width="7.438cm" svg:height="4.9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external-data/test.txt>
</file>